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kaoGothic" svg:font-family="TakaoGothic" style:font-family-generic="modern" style:font-pitch="fixed"/>
    <style:font-face style:name="IPAPMincho" svg:font-family="IPAPMincho" style:font-family-generic="roman" style:font-pitch="variable"/>
    <style:font-face style:name="TakaoPGothic" svg:font-family="TakaoPGothic" style:font-family-generic="swiss" style:font-pitch="variable"/>
    <style:font-face style:name="TakaoPGothic1" svg:font-family="TakaoPGothi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グループ番号　K</text:p>
      <text:p text:style-name="Standard"/>
      <text:p text:style-name="Standard">・グループ名　おかんさんといっしょ（砂糖　大　路）</text:p>
      <text:p text:style-name="Standard"/>
      <text:p text:style-name="Standard">・メンバー</text:p>
      <text:p text:style-name="Standard">　小下　元路　４１４８２８</text:p>
      <text:p text:style-name="Standard">　石原　俊　　４１４８０４</text:p>
      <text:p text:style-name="Standard">　山下　大志　４１４８５８</text:p>
      <text:p text:style-name="Standard"/>
      <text:p text:style-name="Standard">・作品名　山下大志（仮）〜JKを倒せ！〜</text:p>
      <text:p text:style-name="Standard"/>
      <text:p text:style-name="Standard">・概要　</text:p>
      <text:p text:style-name="Standard">　各教科の単位を取得するべく奮闘する弾幕ゲームです。最後まで生き残れればめでたく単位を取得できます。</text:p>
      <text:p text:style-name="Standard">ゲームを起動するとタイトル画面が表示され、メニューからスタートを選択することでステージが開始されます。</text:p>
      <text:p text:style-name="Standard">自機を操作して敵の攻撃をかいくぐって、ボスとの一騎打ちになります。ボス戦時は基本的に雑魚敵は出て来ませんが、その分さらに素敵なレポートを僕らにプレゼントしてくれます。先生方の思いやりに答えてすべてのレポートやテストをこなしましょう（避けましょう）</text:p>
      <text:p text:style-name="Standard">見事すべての試練を乗り越え、大志君に単位を取らせてあげましょう。多分焼肉を奢ってくれます。</text:p>
      <text:p text:style-name="Standard">自機のアイコンは本物の大志君の爽やかな笑顔です。</text:p>
      <text:p text:style-name="Standard">弾幕初心者も安心の過去問システム（ボム）搭載なので弾幕初心者も楽しめます。</text:p>
      <text:p text:style-name="Standard"/>
      <text:p text:style-name="Standard">・分担</text:p>
      <text:p text:style-name="Standard">小下　元路　（現実的リーダー）</text:p>
      <text:p text:style-name="Standard">石原　俊　　（音楽的リーダー）　</text:p>
      <text:p text:style-name="Standard">山下　大志　（本編的リーダー）　</text:p>
      <text:p text:style-name="Standard"/>
      <text:p text:style-name="Standard">・データ構造と関数</text:p>
      <text:p text:style-name="Standard">main｛</text:p>
      <text:p text:style-name="Standard">case｛</text:p>
      <text:p text:style-name="Standard">　今タイトル？選択？ステージ？</text:p>
      <text:p text:style-name="Standard">　flag=1・タイトル→メニュー（menu)</text:p>
      <text:p text:style-name="Standard">　flag=2・選択→選択画面(select)</text:p>
      <text:p text:style-name="Standard">　flag=3・ステージ→色々計算→描写</text:p>
      <text:p text:style-name="Standard">　　　フレーム初期関数</text:p>
      <text:p text:style-name="Standard">｝｝</text:p>
      <text:p text:style-name="Standard">メニュー表示｛</text:p>
      <text:p text:style-name="Standard">メニューを配列で作る</text:p>
      <text:p text:style-name="Standard">％使ってループするようにする</text:p>
      <text:p text:style-name="Standard">決定押したらそのメニュー番号を返す感じ</text:p>
      <text:p text:style-name="Standard">｝</text:p>
      <text:p text:style-name="Standard">・選択のは適当にどうぞ自機一つならなくてもいいあと回し始めはダミーでいいよもう</text:p>
      <text:p text:style-name="Standard">色々計算と描写は長いから省略</text:p>
      <text:p text:style-name="Standard">計算のとこで出現する敵の登録、敵の移動ないし弾幕登録、各弾の移動速度等を計算して、</text:p>
      <text:p text:style-name="Standard">描写部分に渡す。</text:p>
      <text:p text:style-name="Standard">描写部分は渡された座標に指定された画像を描写する</text:p>
      <text:p text:style-name="Standard"/>
      <text:p text:style-name="Standard"/>
      <text:p text:style-name="Standard"><text:soft-page-break/><text:span text:style-name="Source_20_Text">typedef</text:span> <text:span text:style-name="Source_20_Text">struct{</text:span></text:p>
      <text:p text:style-name="Standard"><text:span text:style-name="Source_20_Text">    int</text:span> <text:span text:style-name="Source_20_Text">flag;       //フラグ</text:span></text:p>
      <text:p text:style-name="Standard"><text:span text:style-name="Source_20_Text">    int</text:span> <text:span text:style-name="Source_20_Text">cnt;        //カウンタ</text:span></text:p>
      <text:p text:style-name="Standard"><text:span text:style-name="Source_20_Text">    int</text:span> <text:span text:style-name="Source_20_Text">power;      //パワー</text:span></text:p>
      <text:p text:style-name="Standard"><text:span text:style-name="Source_20_Text">    int</text:span> <text:span text:style-name="Source_20_Text">point;      //ポイント</text:span></text:p>
      <text:p text:style-name="Standard"><text:span text:style-name="Source_20_Text">    int</text:span> <text:span text:style-name="Source_20_Text">score;      //スコア</text:span></text:p>
      <text:p text:style-name="Standard"><text:span text:style-name="Source_20_Text"><text:s text:c="4"/>int graze; <text:s text:c="4"/>//グレイズ、かすり判定</text:span></text:p>
      <text:p text:style-name="Standard"><text:span text:style-name="Source_20_Text">    int</text:span> <text:span text:style-name="Source_20_Text">num;        //残機数</text:span></text:p>
      <text:p text:style-name="Standard"><text:span text:style-name="Source_20_Text">    int</text:span> <text:span text:style-name="Source_20_Text">mutekicnt;  //無敵状態とカウント</text:span></text:p>
      <text:p text:style-name="Standard"><text:span text:style-name="Source_20_Text">    int</text:span> <text:span text:style-name="Source_20_Text">shot_mode;  //ショットモード</text:span></text:p>
      <text:p text:style-name="Standard"><text:span text:style-name="Source_20_Text">    int</text:span> <text:span text:style-name="Source_20_Text">money;      //お金</text:span></text:p>
      <text:p text:style-name="Standard"><text:span text:style-name="Source_20_Text">    int</text:span> <text:span text:style-name="Source_20_Text">img;        //画像</text:span></text:p>
      <text:p text:style-name="Standard"><text:span text:style-name="Source_20_Text">    int</text:span> <text:span text:style-name="Source_20_Text">slow;       //スローかどうか</text:span></text:p>
      <text:p text:style-name="Standard"><text:span text:style-name="Source_20_Text">    double</text:span> <text:span text:style-name="Source_20_Text">x, y; <text:s text:c="3"/>//座標</text:span></text:p>
      <text:p text:style-name="Standard"><text:span text:style-name="Source_20_Text">}ziki_t;//いくらか実装するか未定</text:span></text:p>
      <text:p text:style-name="Standard"><text:span text:style-name="Source_20_Text"><text:s text:c="3"/></text:span></text:p>
      <text:p text:style-name="Standard"><text:span text:style-name="Source_20_Text">//敵に関する構造体</text:span></text:p>
      <text:p text:style-name="Standard"><text:span text:style-name="Source_20_Text">typedef</text:span> <text:span text:style-name="Source_20_Text">struct{</text:span></text:p>
      <text:p text:style-name="Standard"><text:span text:style-name="Source_20_Text">    //フラグ、カウンタ、移動パターン、向き、敵の種類、HP最大値、落とすアイテム、画像</text:span></text:p>
      <text:p text:style-name="Standard"><text:span text:style-name="Source_20_Text">    int</text:span> <text:span text:style-name="Source_20_Text">flag, cnt, movpat, muki, type, hp, hp_max, item_n[6], img;</text:span></text:p>
      <text:p text:style-name="Standard"><text:span text:style-name="Source_20_Text">    //座標、速度x成分、速度y成分、スピード、角度</text:span></text:p>
      <text:p text:style-name="Standard"><text:span text:style-name="Source_20_Text">    double</text:span> <text:span text:style-name="Source_20_Text">x, y, vx, vy, sp, ang;</text:span></text:p>
      <text:p text:style-name="Standard"><text:span text:style-name="Source_20_Text">    //弾幕開始時間、弾幕の種類、弾の種類、色、状態、待機時間、停滞時間</text:span></text:p>
      <text:p text:style-name="Standard"><text:span text:style-name="Source_20_Text">    int</text:span> <text:span text:style-name="Source_20_Text">bltime, blknd, bltype, col, state, wtime, wait;</text:span></text:p>
      <text:p text:style-name="Standard"><text:span text:style-name="Source_20_Text">}enemy_t;</text:span></text:p>
      <text:p text:style-name="Standard"> </text:p>
      <text:p text:style-name="Standard"><text:span text:style-name="Source_20_Text">typedef</text:span> <text:span text:style-name="Source_20_Text">struct{</text:span></text:p>
      <text:p text:style-name="Standard"><text:span text:style-name="Source_20_Text">    //カウンタ、移動パターン、敵の種類</text:span></text:p>
      <text:p text:style-name="Standard"><text:span text:style-name="Source_20_Text">    int</text:span> <text:span text:style-name="Source_20_Text">cnt, pattern, type;</text:span></text:p>
      <text:p text:style-name="Standard"><text:span text:style-name="Source_20_Text">    //初期座標と移動スピード</text:span></text:p>
      <text:p text:style-name="Standard"><text:span text:style-name="Source_20_Text">    double</text:span> <text:span text:style-name="Source_20_Text">x, y, sp;</text:span></text:p>
      <text:p text:style-name="Standard"><text:span text:style-name="Source_20_Text">    //弾幕開始時間、弾幕の種類、色、体力、弾の種類、停滞時間、アイテム(6種類)</text:span></text:p>
      <text:p text:style-name="Standard"><text:span text:style-name="Source_20_Text">    int</text:span> <text:span text:style-name="Source_20_Text">bltime, blknd, col, hp, bltype, wait, item_n[6];</text:span></text:p>
      <text:p text:style-name="Standard"><text:span text:style-name="Source_20_Text">}enemy_order_t;</text:span></text:p>
      <text:p text:style-name="Standard"> </text:p>
      <text:p text:style-name="Standard"> </text:p>
      <text:p text:style-name="Standard"><text:span text:style-name="Source_20_Text">//弾に関する構造体</text:span></text:p>
      <text:p text:style-name="Standard"><text:span text:style-name="Source_20_Text">typedef</text:span> <text:span text:style-name="Source_20_Text">struct{</text:span></text:p>
      <text:p text:style-name="Standard"><text:span text:style-name="Source_20_Text">    //フラグ、種類、カウンタ、色、状態、少なくとも消さない時間、エフェクトの種類</text:span></text:p>
      <text:p text:style-name="Standard"><text:span text:style-name="Source_20_Text">    int</text:span> <text:span text:style-name="Source_20_Text">flag, knd, cnt, col, state, not_rm, eff;</text:span></text:p>
      <text:p text:style-name="Standard"><text:span text:style-name="Source_20_Text">    //座標、角度、速度</text:span></text:p>
      <text:p text:style-name="Standard"><text:span text:style-name="Source_20_Text">    double</text:span> <text:span text:style-name="Source_20_Text">x, y, angle, spd;</text:span></text:p>
      <text:p text:style-name="Standard"><text:span text:style-name="Source_20_Text">}bullet_t;</text:span></text:p>
      <text:p text:style-name="Standard"><text:soft-page-break/> </text:p>
      <text:p text:style-name="Standard"><text:span text:style-name="Source_20_Text">//ショットに関する構造体</text:span></text:p>
      <text:p text:style-name="Standard"><text:span text:style-name="Source_20_Text">typedef</text:span> <text:span text:style-name="Source_20_Text">struct{</text:span></text:p>
      <text:p text:style-name="Standard"><text:span text:style-name="Source_20_Text">    //フラグ、種類、カウンタ、どの敵から発射されたかの番号</text:span></text:p>
      <text:p text:style-name="Standard"><text:span text:style-name="Source_20_Text">    int</text:span> <text:span text:style-name="Source_20_Text">flag, knd, cnt, num;</text:span></text:p>
      <text:p text:style-name="Standard"><text:span text:style-name="Source_20_Text">    //角度保持</text:span></text:p>
      <text:p text:style-name="Standard"><text:span text:style-name="Source_20_Text">    double</text:span> <text:s/>angle;</text:p>
      <text:p text:style-name="Standard"><text:span text:style-name="Source_20_Text"><text:s text:c="4"/>//ショットが持ってる弾格納用</text:span></text:p>
      <text:p text:style-name="Standard"><text:span text:style-name="Source_20_Text">    bullet_t bullet[SHOT_BULLET_MAX];</text:span></text:p>
      <text:p text:style-name="Standard"><text:span text:style-name="Source_20_Text">}shot_t;</text:span></text:p>
      <text:p text:style-name="Standard"/>
      <text:p text:style-name="Standard">//ステージの構造体</text:p>
      <text:p text:style-name="Standard">typedef struct{</text:p>
      <text:p text:style-name="Standard">//背景画像の指定、敵配置の指定</text:p>
      <text:p text:style-name="Standard">int <text:s/>img , loadstory;</text:p>
      <text:p text:style-name="Standard">}stage_t;</text:p>
      <text:p text:style-name="Standard"/>
      <text:p text:style-name="Standard">[関数]</text:p>
      <text:p text:style-name="Standard">void load(void) 画像を読み込むのまとめた奴</text:p>
      <text:p text:style-name="Standard">void load_story(void) もしｃｓｖ使ってストーリー読み込ますならここで読ませる</text:p>
      <text:p text:style-name="Standard">void ini_once(void)　ゲーム開始時のみでいい初期化</text:p>
      <text:p text:style-name="Standard">void ini(void) ステージ開始時の初期化</text:p>
      <text:p text:style-name="Standard">以後void 型</text:p>
      <text:p text:style-name="Standard">calc _ziki 自機の計算</text:p>
      <text:p text:style-name="Standard">move_ziki 自機の移動</text:p>
      <text:p text:style-name="Standard">enemy_main　敵処理メイン</text:p>
      <text:p text:style-name="Standard">shot_main　しょっとメイン</text:p>
      <text:p text:style-name="Standard">graph_main　描写メイン</text:p>
      <text:p text:style-name="Standard"/>
      <text:p text:style-name="Standard">ziki_shot　自機ショット</text:p>
      <text:p text:style-name="Standard">enemy_pat0.....　敵の移動パターン</text:p>
      <text:p text:style-name="Standard">関数ポインタ、enemy.movpat[i]とかで指定したい</text:p>
      <text:p text:style-name="Standard">void(* enemy_pat[ENEMY_PAT_MAX](int)={</text:p>
      <text:p text:style-name="Standard">enemy_pat0,enemy_pat1,...</text:p>
      <text:p text:style-name="Standard">}</text:p>
      <text:p text:style-name="Standard"/>
      <text:p text:style-name="Standard">あとは大体子関数、メインに影響無さそうなので略</text:p>
      <text:p text:style-name="Standard"/>
      <text:p text:style-name="Standard"/>
      <text:p text:style-name="Standard"/>
      <text:p text:style-name="Standard"/>
      <text:p text:style-name="Standard"/>
      <text:p text:style-name="Standard"><text:soft-page-break/></text:p>
      <text:p text:style-name="Standard">・規定の４つの機能の使用箇所</text:p>
      <text:p text:style-name="Standard">ポインタ</text:p>
      <text:p text:style-name="Standard">弾幕の種類を配列で指定したいが、各弾幕ごとに計算する関数を作ってある。</text:p>
      <text:p text:style-name="Standard">そこで関数ポインタを用いて簡単に関数呼び出しを行う</text:p>
      <text:p text:style-name="Standard"/>
      <text:p text:style-name="Standard">文字列</text:p>
      <text:p text:style-name="Standard">タイトルとハイスコアとか</text:p>
      <text:p text:style-name="Standard"/>
      <text:p text:style-name="Standard">構造体</text:p>
      <text:p text:style-name="Standard">敵とか自機とか弾幕とか弾とかのパラメータまとめるのに使ってます</text:p>
      <text:p text:style-name="Standard"/>
      <text:p text:style-name="Standard">ファイル云々</text:p>
      <text:p text:style-name="Standard">ハイスコアとかもしかしたらステージをファイルから読み込む。</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kaoGothic" svg:font-family="TakaoGothic" style:font-family-generic="modern" style:font-pitch="fixed"/>
    <style:font-face style:name="IPAPMincho" svg:font-family="IPAPMincho" style:font-family-generic="roman" style:font-pitch="variable"/>
    <style:font-face style:name="TakaoPGothic" svg:font-family="TakaoPGothic" style:font-family-generic="swiss" style:font-pitch="variable"/>
    <style:font-face style:name="TakaoPGothic1"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PAPMincho" fo:font-size="12pt" fo:language="en" fo:country="US" style:letter-kerning="true" style:font-name-asian="TakaoPGothic1" style:font-size-asian="10.5pt" style:language-asian="ja" style:country-asian="JP" style:font-name-complex="TakaoPGothi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1" style:font-size-asian="14pt" style:font-name-complex="TakaoPGothic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ource_20_Text" style:display-name="Source Text" style:family="text">
      <style:text-properties style:font-name="TakaoGothic" style:font-name-asian="TakaoGothic" style:font-name-complex="TakaoGoth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13:11:37</meta:creation-date>
    <dc:date>2015-01-09T18:02:15</dc:date>
    <meta:editing-duration>PT1M53S</meta:editing-duration>
    <meta:editing-cycles>1</meta:editing-cycles>
    <meta:document-statistic meta:table-count="0" meta:image-count="0" meta:object-count="0" meta:page-count="4" meta:paragraph-count="123" meta:word-count="791" meta:character-count="2643" meta:non-whitespace-character-count="2340"/>
    <meta:generator>LibreOffice/3.5$Linux_x86 LibreOffice_project/350m1$Build-2</meta:generator>
  </office:meta>
</office:document-meta>
</file>